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weight="bold" officeooo:rsid="0018cd3e" officeooo:paragraph-rsid="0018cd3e" style:font-weight-asian="bold" style:font-weight-complex="bold"/>
    </style:style>
    <style:style style:name="P2" style:family="paragraph" style:parent-style-name="Standard">
      <style:paragraph-properties fo:text-align="justify" style:justify-single-word="false"/>
      <style:text-properties style:font-name="DejaVu Sans" fo:font-weight="bold" officeooo:rsid="0018cd3e" officeooo:paragraph-rsid="0018cd3e" style:font-weight-asian="bold" style:font-weight-complex="bold"/>
    </style:style>
    <style:style style:name="P3" style:family="paragraph" style:parent-style-name="Standard">
      <style:paragraph-properties fo:text-align="justify" style:justify-single-word="false"/>
      <style:text-properties officeooo:paragraph-rsid="0018cd3e"/>
    </style:style>
    <style:style style:name="P4" style:family="paragraph" style:parent-style-name="Standard">
      <style:paragraph-properties fo:text-align="center" style:justify-single-word="false"/>
      <style:text-properties style:font-name="DejaVu Sans" fo:font-weight="normal" officeooo:rsid="0018cd3e" officeooo:paragraph-rsid="0018cd3e" style:font-weight-asian="normal" style:font-weight-complex="normal"/>
    </style:style>
    <style:style style:name="P5" style:family="paragraph" style:parent-style-name="Standard">
      <style:paragraph-properties fo:text-align="justify" style:justify-single-word="false"/>
      <style:text-properties style:font-name="DejaVu Sans" fo:font-weight="normal" officeooo:rsid="0018cd3e" officeooo:paragraph-rsid="0018cd3e" style:font-weight-asian="normal" style:font-weight-complex="normal"/>
    </style:style>
    <style:style style:name="P6" style:family="paragraph" style:parent-style-name="Standard">
      <style:paragraph-properties fo:text-align="justify" style:justify-single-word="false"/>
      <style:text-properties style:font-name="DejaVu Sans" fo:font-weight="normal" officeooo:rsid="001a1c77" officeooo:paragraph-rsid="0018cd3e" style:font-weight-asian="normal" style:font-weight-complex="normal"/>
    </style:style>
    <style:style style:name="P7" style:family="paragraph" style:parent-style-name="Standard">
      <style:paragraph-properties fo:text-align="justify" style:justify-single-word="false"/>
      <style:text-properties style:font-name="DejaVu Sans" fo:font-weight="normal" officeooo:rsid="001bffc6" officeooo:paragraph-rsid="0018cd3e" style:font-weight-asian="normal" style:font-weight-complex="normal"/>
    </style:style>
    <style:style style:name="P8" style:family="paragraph" style:parent-style-name="Standard">
      <style:paragraph-properties fo:text-align="justify" style:justify-single-word="false"/>
      <style:text-properties style:font-name="DejaVu Sans" fo:font-weight="normal" officeooo:rsid="0020ab17" officeooo:paragraph-rsid="0020ab17" style:font-weight-asian="normal" style:font-weight-complex="normal"/>
    </style:style>
    <style:style style:name="P9" style:family="paragraph" style:parent-style-name="Standard">
      <style:paragraph-properties fo:text-align="center" style:justify-single-word="false"/>
      <style:text-properties style:font-name="DejaVu Sans" fo:font-weight="bold" officeooo:rsid="00237e99" officeooo:paragraph-rsid="00237e99" style:font-weight-asian="bold" style:font-weight-complex="bold"/>
    </style:style>
    <style:style style:name="P10" style:family="paragraph" style:parent-style-name="Standard">
      <style:paragraph-properties fo:text-align="justify" style:justify-single-word="false"/>
      <style:text-properties style:font-name="DejaVu Sans" fo:font-weight="bold" officeooo:rsid="0018cd3e" officeooo:paragraph-rsid="0018cd3e" style:font-weight-asian="bold" style:font-weight-complex="bold"/>
    </style:style>
    <style:style style:name="P11" style:family="paragraph" style:parent-style-name="Standard">
      <style:paragraph-properties fo:text-align="justify" style:justify-single-word="false"/>
      <style:text-properties style:font-name="DejaVu Sans" fo:font-weight="bold" officeooo:rsid="0018cd3e" officeooo:paragraph-rsid="00237e99" style:font-weight-asian="bold" style:font-weight-complex="bold"/>
    </style:style>
    <style:style style:name="P12" style:family="paragraph" style:parent-style-name="Standard">
      <style:paragraph-properties fo:text-align="justify" style:justify-single-word="false"/>
      <style:text-properties style:font-name="DejaVu Sans" fo:font-weight="bold" officeooo:rsid="00248240" officeooo:paragraph-rsid="00248240" style:font-weight-asian="bold" style:font-weight-complex="bold"/>
    </style:style>
    <style:style style:name="P13" style:family="paragraph" style:parent-style-name="Standard" style:list-style-name="L1">
      <style:paragraph-properties fo:text-align="justify" style:justify-single-word="false"/>
      <style:text-properties style:font-name="DejaVu Sans" fo:font-weight="bold" officeooo:rsid="0024c4cc" officeooo:paragraph-rsid="0024c4cc" style:font-weight-asian="bold" style:font-weight-complex="bold"/>
    </style:style>
    <style:style style:name="P14" style:family="paragraph" style:parent-style-name="Standard">
      <style:paragraph-properties fo:text-align="justify" style:justify-single-word="false"/>
      <style:text-properties style:font-name="DejaVu Sans" fo:font-weight="bold" officeooo:rsid="0024c4cc" officeooo:paragraph-rsid="0024c4cc" style:font-weight-asian="bold" style:font-weight-complex="bold"/>
    </style:style>
    <style:style style:name="P15" style:family="paragraph" style:parent-style-name="Standard" style:list-style-name="L1">
      <style:paragraph-properties fo:text-align="justify" style:justify-single-word="false"/>
      <style:text-properties officeooo:paragraph-rsid="0024c4cc"/>
    </style:style>
    <style:style style:name="P16" style:family="paragraph" style:parent-style-name="Standard">
      <style:paragraph-properties fo:text-align="center" style:justify-single-word="false" fo:break-before="page"/>
      <style:text-properties style:font-name="DejaVu Sans" fo:font-weight="bold" officeooo:rsid="00237e99" officeooo:paragraph-rsid="00237e9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a1c77" style:font-weight-asian="normal" style:font-weight-complex="normal"/>
    </style:style>
    <style:style style:name="T3" style:family="text">
      <style:text-properties fo:font-weight="normal" officeooo:rsid="001bffc6" style:font-weight-asian="normal" style:font-weight-complex="normal"/>
    </style:style>
    <style:style style:name="T4" style:family="text">
      <style:text-properties fo:font-weight="normal" officeooo:rsid="001ddccf" style:font-weight-asian="normal" style:font-weight-complex="normal"/>
    </style:style>
    <style:style style:name="T5" style:family="text">
      <style:text-properties fo:font-weight="normal" officeooo:rsid="00237e99" style:font-weight-asian="normal" style:font-weight-complex="normal"/>
    </style:style>
    <style:style style:name="T6" style:family="text">
      <style:text-properties fo:font-weight="normal" officeooo:rsid="00248240" style:font-weight-asian="normal" style:font-weight-complex="normal"/>
    </style:style>
    <style:style style:name="T7" style:family="text">
      <style:text-properties fo:font-weight="normal" officeooo:rsid="0024c4cc"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font-name="DejaVu Sans" fo:font-weight="normal" officeooo:rsid="0018cd3e" style:font-weight-asian="normal" style:font-weight-complex="normal"/>
    </style:style>
    <style:style style:name="T10" style:family="text">
      <style:text-properties style:font-name="DejaVu Sans" fo:font-weight="normal" officeooo:rsid="001c5d6b" style:font-weight-asian="normal" style:font-weight-complex="normal"/>
    </style:style>
    <style:style style:name="T11" style:family="text">
      <style:text-properties style:font-name="DejaVu Sans" fo:font-weight="normal" officeooo:rsid="001ddccf" style:font-weight-asian="normal" style:font-weight-complex="normal"/>
    </style:style>
    <style:style style:name="T12" style:family="text">
      <style:text-properties style:font-name="DejaVu Sans" fo:font-weight="normal" officeooo:rsid="0024c4cc" style:font-weight-asian="normal" style:font-weight-complex="normal"/>
    </style:style>
    <style:style style:name="T13" style:family="text">
      <style:text-properties officeooo:rsid="0020ab17"/>
    </style:style>
    <style:style style:name="T14" style:family="text">
      <style:text-properties officeooo:rsid="00237e99"/>
    </style:style>
    <style:style style:name="T15" style:family="text">
      <style:text-properties style:text-underline-style="none" fo:font-weight="normal" officeooo:rsid="00251a8e"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 camino más sencillo.</text:p>
      <text:p text:style-name="P4"/>
      <text:p text:style-name="P1">Introducción</text:p>
      <text:p text:style-name="P1"/>
      <text:p text:style-name="P3"><text:span text:style-name="T9"><text:tab/>A estas alturas puedo decir que no estoy en condición alguna de ser un líder exitoso, ni un maestro espiritual, ni nada de eso. Tampoco es necesario ostentar tales galardones para escribir un ensayo </text:span><text:span text:style-name="T10">(o como deseen llamar a est</text:span><text:span text:style-name="T11">e escrito</text:span><text:span text:style-name="T10">).</text:span></text:p>
      <text:p text:style-name="P5"/>
      <text:p text:style-name="P5"><text:tab/>Este no es un libro sobre mis experiencias, esto es el destilado de las mismas y de las cosas que he aprendido en 15 años de carrera musical, 9 años de espiritista/taoista/budista/cristiano y de la década invertida en resolver los conflictos familiares que me tuvieron en Caracas hasta los 27 años de edad.</text:p>
      <text:p text:style-name="P5"/>
      <text:p text:style-name="P2"><text:span text:style-name="T1"><text:tab/>Es un proyecto/</text:span><text:span text:style-name="T2">ensayo</text:span><text:span text:style-name="T1"> sencillo. No se mete con religión alguna, aunque toma prestados algunos elementos y puede que esté condimentado con algunas ideas que a mi parecer son sensatas. </text:span><text:span text:style-name="T2">Agarrará párrafos de mis filósofos o cuentistas favoritos y tendrá referencias a mis experiencias, pero es probable que carezca de relatos detallados. </text:span><text:span text:style-name="T1">Lo único inevitable es la presencia de los conceptos (bastante inefables) que componen las directrices de la flota estelar (</text:span><text:span text:style-name="T2">soy un gran fan de Star Trek) y referencias a capítulos específicos. </text:span><text:span text:style-name="T4">Bruce lee decía “toma lo útil, desecha lo inútil y agrega lo que es únicamente tuyo”, entonces eso haré.</text:span></text:p>
      <text:p text:style-name="P6"/>
      <text:p text:style-name="P2"><text:span text:style-name="T2"><text:tab/>Es importante tener en cuenta que lo que propongo es una forma de vivir, bastante sencilla y llena de significado. Pero para que un ensayo como este sirva de algo, es necesario ponerlo en práctica y afinarlo. Como el Kung Fu </text:span><text:span text:style-name="T3">o cualquier otra disciplina que se busque cultivar.</text:span></text:p>
      <text:p text:style-name="P7"><text:tab/></text:p>
      <text:p text:style-name="P7"><text:tab/><text:span text:style-name="T13">Entonces, a modo de resumen, queda de parte del lector, sea quien sea, sacarle el provecho máximo a mis palabras y espero que dentro de todo lleguen a algún lado, especialmente si alguien las necesita.</text:span></text:p>
      <text:p text:style-name="P7"/>
      <text:p text:style-name="P8"><text:tab/>Miguel Q.</text:p>
      <text:p text:style-name="P16">El camino más sencillo:</text:p>
      <text:p text:style-name="P9"/>
      <text:p text:style-name="P9">Primeros pasos: Honestidad.</text:p>
      <text:p text:style-name="P9"/>
      <text:p text:style-name="P11"><text:span text:style-name="T5"><text:tab/>Para cultivar estas andanzas y transitar este camino hace falta una inexorable e indomable capacidad de renunciar y para esto hace falta siempre la convicción de que ser honesto es mejor, y que la honestidad comienza con nosotros mismos.</text:span></text:p>
      <text:p text:style-name="P11"><text:span text:style-name="T5"/></text:p>
      <text:p text:style-name="P11"><text:span text:style-name="T5"><text:tab/>En el capitulo “</text:span><text:span text:style-name="T14">INSERTE AQUÍ CAPITULO TNG DONDE PICARD REGAÑA A WEASLY”</text:span><text:span text:style-name="T5"> se establece que el primer deber de un cadete de la flota estelar es con la verdad: sea esta personal, histórica, religiosa o científica. Tal como lo dice el personaje interpretado por Patrick Stewart “Jean-luc Picard”.</text:span></text:p>
      <text:p text:style-name="P11"><text:span text:style-name="T5"/></text:p>
      <text:p text:style-name="P11"><text:span text:style-name="T5"><text:tab/></text:span><text:span text:style-name="T7">Ser honesto se entiende como:</text:span></text:p>
      <text:list xml:id="list877899887" text:style-name="L1">
        <text:list-item>
          <text:p text:style-name="P15"><text:span text:style-name="T12">Decir la verdad.</text:span></text:p>
        </text:list-item>
        <text:list-item>
          <text:p text:style-name="P13"><text:span text:style-name="T1">Ser fieles a nosotros mismos.</text:span></text:p>
        </text:list-item>
        <text:list-item>
          <text:p text:style-name="P13"><text:span text:style-name="T1">Ser fiel a los valores y principios que profesamos.</text:span></text:p>
        </text:list-item>
        <text:list-item>
          <text:p text:style-name="P13"><text:span text:style-name="T1">Actuar dentro de la ley… etc.</text:span></text:p>
        </text:list-item>
      </text:list>
      <text:p text:style-name="P14"><text:span text:style-name="T1"/></text:p>
      <text:p text:style-name="P14"><text:span text:style-name="T1"><text:tab/></text:span><text:span text:style-name="T15">Este es el motor principal del libro, hace el camino más llevadero, lo nutre con convicción y esperanza; y junto a esto, es la única forma de depurar aquello que estorba.</text:span></text:p>
      <text:p text:style-name="P11"><text:span text:style-name="T5"/></text:p>
      <text:p text:style-name="P11"><text:span text:style-name="T5"><text:tab/></text:span><text:span text:style-name="T6">No se puede hablar de una verdad objetiva a menos que estemos en una investigación científica y de todos modos es altamente complicado.</text:span></text:p>
      <text:p text:style-name="P11"><text:span text:style-name="T6"/></text:p>
      <text:p text:style-name="P11"><text:span text:style-name="T6"><text:tab/>Sin embargo, las verdades personales las podemos definir nosotros mismos y abarcan una parte importante del “quien soy” que nos ocupa.</text:span></text:p>
      <text:p text:style-name="P11"><text:span text:style-name="T5"/></text:p>
      <text:p text:style-name="P12">Verdad personal: conócete a ti mismo y cambiate si así lo deseas.</text:p>
      <text:p text:style-name="P12"/>
      <text:p text:style-name="P12">Verdad científica</text:p>
      <text:p text:style-name="P12"/>
      <text:p text:style-name="P12">Responsabilidad( siguiente capítul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30T16:56:10.008460084</meta:creation-date>
    <dc:date>2022-08-30T17:43:49.187402244</dc:date>
    <meta:editing-duration>PT38M28S</meta:editing-duration>
    <meta:editing-cycles>13</meta:editing-cycles>
    <meta:generator>LibreOffice/6.4.7.2$Linux_X86_64 LibreOffice_project/40$Build-2</meta:generator>
    <meta:document-statistic meta:table-count="0" meta:image-count="0" meta:object-count="0" meta:page-count="2" meta:paragraph-count="24" meta:word-count="504" meta:character-count="3006" meta:non-whitespace-character-count="2516"/>
  </office:meta>
</office:document-meta>
</file>